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9cm"/>
    </style:style>
    <style:style style:name="gr4" style:family="graphic" style:parent-style-name="standard">
      <style:graphic-properties draw:stroke="none" draw:fill="none" fo:min-height="0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555cm"/>
    </style:style>
    <style:style style:name="gr7" style:family="graphic" style:parent-style-name="standard">
      <style:graphic-properties draw:stroke="none" draw:fill="none" fo:min-height="1.8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20.15cm"/>
    </style:style>
    <style:style style:name="gr12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19.967cm"/>
    </style:style>
    <style:style style:name="gr14" style:family="graphic" style:parent-style-name="standard">
      <style:graphic-properties draw:stroke="none" draw:fill="none" fo:min-height="2.703cm"/>
    </style:style>
    <style:style style:name="gr15" style:family="graphic" style:parent-style-name="standard">
      <style:graphic-properties draw:stroke="none" draw:fill="none" fo:min-height="20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4.338cm"/>
    </style:style>
    <style:style style:name="pr5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64cm" style:text-autospace="none"/>
    </style:style>
    <style:style style:name="P6" style:family="paragraph">
      <style:paragraph-properties fo:margin-top="0cm" fo:margin-bottom="0.564cm" style:text-autospace="none"/>
      <style:text-properties style:font-name="Times-Roman1" fo:font-size="70pt" style:font-name-asian="Times-Roman1" style:font-size-asian="70pt" style:font-name-complex="Times-Roman1" style:font-size-complex="70pt"/>
    </style:style>
    <style:style style:name="P7" style:family="paragraph">
      <style:paragraph-properties fo:margin-top="0cm" fo:margin-bottom="0.564cm" style:text-autospace="none"/>
      <style:text-properties style:font-name="Times-Roman1" fo:font-size="40pt" style:font-name-asian="Times-Roman1" style:font-size-asian="40pt" style:font-name-complex="Times-Roman1" style:font-size-complex="40pt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3" style:family="paragraph">
      <style:paragraph-properties style:text-autospace="none">
        <style:tab-stops>
          <style:tab-stop style:position="1.528cm"/>
        </style:tab-stops>
      </style:paragraph-properties>
      <style:text-properties style:font-name="Menlo-Regular1"/>
    </style:style>
    <style:style style:name="P14" style:family="paragraph">
      <style:paragraph-properties style:text-autospace="none">
        <style:tab-stops>
          <style:tab-stop style:position="1.528cm"/>
        </style:tab-stops>
      </style:paragraph-properties>
      <style:text-properties style:font-name="Menlo-Regular1" fo:font-size="40pt" style:font-size-asian="40pt" style:font-size-complex="40pt"/>
    </style:style>
    <style:style style:name="P15" style:family="paragraph">
      <style:text-properties style:font-name="Menlo-Regular1" fo:font-size="25pt" style:font-size-asian="25pt" style:font-size-complex="25pt"/>
    </style:style>
    <style:style style:name="P16" style:family="paragraph">
      <style:paragraph-properties style:text-autospace="none">
        <style:tab-stops>
          <style:tab-stop style:position="1.528cm"/>
        </style:tab-stops>
      </style:paragraph-properties>
      <style:text-properties style:font-name="Menlo-Regular1" fo:font-size="25pt" style:font-size-asian="25pt" style:font-size-complex="25pt"/>
    </style:style>
    <style:style style:name="P17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8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 style:font-size-asian="30pt" style:font-size-complex="30pt"/>
    </style:style>
    <style:style style:name="P19" style:family="paragraph">
      <style:paragraph-properties style:text-autospace="none">
        <style:tab-stops>
          <style:tab-stop style:position="1.528cm"/>
        </style:tab-stops>
      </style:paragraph-properties>
      <style:text-properties fo:font-size="22pt" style:font-size-asian="22pt" style:font-size-complex="22pt"/>
    </style:style>
    <style:style style:name="P20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Times-Roman1" fo:font-size="70pt" fo:font-style="normal" fo:text-shadow="none" style:text-underline-style="none" fo:font-weight="normal" style:letter-kerning="true" style:font-name-asian="Times-Roman1" style:font-size-asian="70pt" style:font-style-asian="normal" style:font-weight-asian="normal" style:font-name-complex="Times-Roman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-Roman1" fo:font-size="40pt" fo:font-style="normal" fo:text-shadow="none" style:text-underline-style="none" fo:font-weight="normal" style:letter-kerning="true" style:font-name-asian="Times-Roman1" style:font-size-asian="40pt" style:font-style-asian="normal" style:font-weight-asian="normal" style:font-name-complex="Times-Roman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0pt" style:font-size-asian="70pt" style:font-size-complex="70pt"/>
    </style:style>
    <style:style style:name="T6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7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8" style:family="text">
      <style:text-properties style:font-name="Menlo-Regular1" fo:font-size="25pt" style:font-size-asian="25pt" style:font-size-complex="25pt"/>
    </style:style>
    <style:style style:name="T9" style:family="text">
      <style:text-properties fo:color="#e47c48" style:font-name="Menlo-Regular1" fo:font-size="25pt" style:font-name-asian="Menlo-Regular1" style:font-size-asian="25pt" style:font-name-complex="Menlo-Regular1" style:font-size-complex="25pt"/>
    </style:style>
    <style:style style:name="T10" style:family="text">
      <style:text-properties fo:color="#ff2c38" style:font-name="Menlo-Regular1" fo:font-size="25pt" style:font-name-asian="Menlo-Regular1" style:font-size-asian="25pt" style:font-name-complex="Menlo-Regular1" style:font-size-complex="25pt"/>
    </style:style>
    <style:style style:name="T11" style:family="text">
      <style:text-properties fo:color="#41cc45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3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4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15" style:family="text">
      <style:text-properties fo:color="#00a0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2c38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6d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20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21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22" style:family="text">
      <style:text-properties fo:color="#ff2c38" style:font-name="Menlo-Regular1" fo:font-size="30pt" style:font-name-asian="Menlo-Regular1" style:font-size-asian="30pt" style:font-name-complex="Menlo-Regular1" style:font-size-complex="30pt"/>
    </style:style>
    <style:style style:name="T23" style:family="text">
      <style:text-properties fo:color="#41cc45" style:font-name="Menlo-Regular1" fo:font-size="30pt" style:font-name-asian="Menlo-Regular1" style:font-size-asian="30pt" style:font-name-complex="Menlo-Regular1" style:font-size-complex="30pt"/>
    </style:style>
    <style:style style:name="T24" style:family="text">
      <style:text-properties fo:color="#d31895" style:font-name="Menlo-Regular1" fo:font-size="22pt" style:font-name-asian="Menlo-Regular1" style:font-size-asian="22pt" style:font-name-complex="Menlo-Regular1" style:font-size-complex="22pt"/>
    </style:style>
    <style:style style:name="T25" style:family="text">
      <style:text-properties fo:color="#ffffff" style:font-name="Menlo-Regular1" fo:font-size="22pt" style:font-name-asian="Menlo-Regular1" style:font-size-asian="22pt" style:font-name-complex="Menlo-Regular1" style:font-size-complex="22pt"/>
    </style:style>
    <style:style style:name="T26" style:family="text">
      <style:text-properties fo:color="#00a0ff" style:font-name="Menlo-Regular1" fo:font-size="22pt" style:font-name-asian="Menlo-Regular1" style:font-size-asian="22pt" style:font-name-complex="Menlo-Regular1" style:font-size-complex="22pt"/>
    </style:style>
    <style:style style:name="T27" style:family="text">
      <style:text-properties fo:color="#ff2c38" style:font-name="Menlo-Regular1" fo:font-size="22pt" style:font-name-asian="Menlo-Regular1" style:font-size-asian="22pt" style:font-name-complex="Menlo-Regular1" style:font-size-complex="22pt"/>
    </style:style>
    <style:style style:name="T28" style:family="text">
      <style:text-properties fo:color="#41cc45" style:font-name="Menlo-Regular1" fo:font-size="22pt" style:font-name-asian="Menlo-Regular1" style:font-size-asian="22pt" style:font-name-complex="Menlo-Regular1" style:font-size-complex="22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00a0ff" style:font-name="Menlo-Regular1" fo:font-size="55pt" style:letter-kerning="true" style:font-name-asian="Menlo-Regular1" style:font-size-asian="55pt" style:font-name-complex="Menlo-Regular1" style:font-size-complex="55pt"/>
    </style:style>
    <style:style style:name="T31" style:family="text">
      <style:text-properties fo:color="#00a0ff" style:font-name="Menlo-Regular1" fo:font-size="55pt" style:font-name-asian="Menlo-Regular1" style:font-size-asian="55pt" style:font-name-complex="Menlo-Regular1" style:font-size-complex="55pt"/>
    </style:style>
    <style:style style:name="T32" style:family="text">
      <style:text-properties fo:color="#d31895" style:font-name="Menlo-Regular1" fo:font-size="55pt" style:font-name-asian="Menlo-Regular1" style:font-size-asian="55pt" style:font-name-complex="Menlo-Regular1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cm" svg:y="0.5cm">
          <draw:image xlink:href="../images/link-to-speakerdec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8cm" svg:height="8.456cm" svg:x="0cm" svg:y="3cm">
          <draw:text-box>
            <text:p text:style-name="P5"><text:span text:style-name="T3">The standard library saves programmers from having to reinvent the wheel.</text:span></text:p>
          </draw:text-box>
        </draw:frame>
        <draw:frame draw:style-name="gr3" draw:text-style-name="P7" draw:layer="layout" svg:width="11.113cm" svg:height="1.813cm" svg:x="16.2cm" svg:y="12.4cm">
          <draw:text-box>
            <text:p text:style-name="P5"><text:span text:style-name="T4">Bjarne Stroustrup</text:span></text:p>
          </draw:text-box>
        </draw:frame>
        <draw:frame draw:style-name="gr4" draw:text-style-name="P3" draw:layer="layout" svg:width="9.743cm" svg:height="1.424cm" svg:x="17.657cm" svg:y="18.8cm">
          <draw:text-box>
            <text:p><text:span text:style-name="T2">http://bit.ly/1iqZ3J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5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8" draw:layer="layout" svg:width="25.199cm" svg:height="3.506cm" svg:x="1.001cm" svg:y="8.894cm" presentation:class="title" presentation:user-transformed="true">
          <draw:text-box>
            <text:p><text:span text:style-name="T5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0.6cm" svg:height="17cm" svg:x="0.5cm" svg:y="3.3cm">
          <draw:image xlink:href="../images/CocoaPods/Screen%20Shot%202014-03-02%20at%2017.10.07.png" xlink:type="simple" xlink:show="embed" xlink:actuate="onLoad">
            <text:p/>
          </draw:image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8" draw:layer="layout" svg:width="25.199cm" svg:height="3.506cm" svg:x="1.003cm" svg:y="8.894cm" presentation:class="title" presentation:user-transformed="true">
          <draw:text-box>
            <text:p><text:span text:style-name="T5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Our own Busyness Log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In-Place Edi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4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10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10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10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4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4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25cm" svg:height="16.85cm" svg:x="1.5cm" svg:y="2.2cm">
          <draw:image xlink:href="../images/sub-project/4-library-targe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6" draw:text-style-name="P12" draw:layer="layout" svg:width="27.2cm" svg:height="2.805cm" svg:x="0.5cm" svg:y="5.585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2" draw:layer="layout" svg:width="24.717cm" svg:height="2.14cm" svg:x="0.5cm" svg:y="13.7cm">
          <draw:text-box>
            <text:p text:style-name="P11"><text:span text:style-name="T6">#import </text:span><text:span text:style-name="T7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" draw:text-style-name="P2" draw:layer="layout" svg:width="25.199cm" svg:height="3.506cm" svg:x="1.005cm" svg:y="7.616cm" presentation:class="title" presentation:user-transformed="true">
          <draw:text-box>
            <text:p><text:span text:style-name="T1">Incapsulation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4" draw:layer="layout" svg:width="25cm" svg:height="10.07cm" svg:x="1.5cm" svg:y="7.6cm">
          <draw:image xlink:href="../images/sub-project/5-Non-Recursive.png" xlink:type="simple" xlink:show="embed" xlink:actuate="onLoad">
            <text:p/>
          </draw:image>
        </draw:frame>
        <draw:frame draw:style-name="gr2" draw:text-style-name="P4" draw:layer="layout" svg:width="4.513cm" svg:height="4.513cm" svg:x="23.2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7" draw:text-style-name="P14" draw:layer="layout" svg:width="24.717cm" svg:height="2.14cm" svg:x="0.838cm" svg:y="6.52cm">
          <draw:text-box>
            <text:p text:style-name="P13"><text:span text:style-name="T6">#import </text:span><text:span text:style-name="T7">"AFHTTPRequestOperation.h"</text:span></text:p>
          </draw:text-box>
        </draw:frame>
        <draw:frame draw:style-name="gr2" draw:text-style-name="P4" draw:layer="layout" svg:width="25.199cm" svg:height="10.069cm" svg:x="0.999cm" svg:y="9.869cm" presentation:class="graphic" presentation:user-transformed="true">
          <draw:image xlink:href="../images/sub-project/3-us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Implementation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7" draw:text-style-name="P12" draw:layer="layout" svg:width="26.537cm" svg:height="2.14cm" svg:x="0.8cm" svg:y="6.2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2" draw:text-style-name="P4" draw:layer="layout" svg:width="25.199cm" svg:height="9.993cm" svg:x="1.001cm" svg:y="9.5cm" presentation:class="graphic" presentation:user-transformed="true">
          <draw:image xlink:href="../images/sub-project/2-head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Public Hea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7" draw:text-style-name="P11" draw:layer="layout" svg:width="26.537cm" svg:height="2.14cm" svg:x="0.8cm" svg:y="4.4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1" draw:layer="layout" svg:width="26.537cm" svg:height="2.14cm" svg:x="0.945cm" svg:y="14.255cm">
          <draw:text-box>
            <text:p text:style-name="P11"><text:span text:style-name="T6">#import </text:span><text:span text:style-name="T7">&lt;Foundation/Foundation</text:span><text:span text:style-name="T7">.h&gt;</text:span></text:p>
          </draw:text-box>
        </draw:frame>
        <draw:custom-shape draw:style-name="gr8" draw:text-style-name="P4" draw:layer="layout" svg:width="1.6cm" svg:height="6.26cm" svg:x="12.944cm" svg:y="7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2" draw:layer="layout" svg:width="25.199cm" svg:height="3.506cm" svg:x="1.2cm" svg:y="8.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9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10" draw:text-style-name="P4" draw:layer="layout" svg:x1="19.9cm" svg:y1="9.4cm" svg:x2="19.9cm" svg:y2="11.49cm">
          <text:p/>
        </draw:line>
        <draw:frame draw:style-name="gr2" draw:text-style-name="P4" draw:layer="layout" svg:width="4.513cm" svg:height="4.513cm" svg:x="23cm" svg:y="0.4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draw:frame draw:style-name="gr2" draw:text-style-name="P4" draw:layer="layout" svg:width="4.513cm" svg:height="4.513cm" svg:x="22.8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draw:frame draw:style-name="gr2" draw:text-style-name="P4" draw:layer="layout" svg:width="4.513cm" svg:height="4.513cm" svg:x="23cm" svg:y="0.4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11" draw:text-style-name="P15" draw:layer="layout" svg:width="26.811cm" svg:height="20.4cm" svg:x="0.189cm" svg:y="0.431cm">
          <draw:text-box>
            <text:p text:style-name="P15"><text:span text:style-name="T8">&lt;plist version="1.0"&gt;</text:span></text:p>
            <text:p text:style-name="P15"><text:span text:style-name="T8">&lt;dict&gt;</text:span></text:p>
            <text:p text:style-name="P15"><text:span text:style-name="T8"><text:tab/></text:span><text:span text:style-name="T8">&lt;key&gt;CFBundleDevelopmentRegion&lt;/key&gt;</text:span></text:p>
            <text:p text:style-name="P15"><text:span text:style-name="T8"><text:tab/></text:span><text:span text:style-name="T8">&lt;string&gt;English&lt;/string&gt;</text:span></text:p>
            <text:p text:style-name="P16"><text:span text:style-name="T8"><text:tab/></text:span><text:span text:style-name="T8">&lt;key&gt;</text:span><text:span text:style-name="T9">CFBundleIdentifier</text:span><text:span text:style-name="T8">&lt;/key&gt;</text:span></text:p>
            <text:p text:style-name="P16"><text:span text:style-name="T8"><text:tab/></text:span><text:span text:style-name="T8">&lt;string&gt;</text:span><text:span text:style-name="T9">org.ocmock</text:span><text:span text:style-name="T8">&lt;/string&gt;</text:span></text:p>
            <text:p text:style-name="P15"><text:span text:style-name="T8"><text:tab/></text:span><text:span text:style-name="T8">&lt;key&gt;CFBundleInfoDictionaryVersion&lt;/key&gt;</text:span></text:p>
            <text:p text:style-name="P15"><text:span text:style-name="T8"><text:tab/></text:span><text:span text:style-name="T8">&lt;string&gt;6.0&lt;/string&gt;</text:span></text:p>
            <text:p text:style-name="P16"><text:span text:style-name="T8"><text:tab/></text:span><text:span text:style-name="T8">&lt;key&gt;</text:span><text:span text:style-name="T10">CFBundlePackageType</text:span><text:span text:style-name="T8">&lt;/key&gt;</text:span></text:p>
            <text:p text:style-name="P16"><text:span text:style-name="T8"><text:tab/></text:span><text:span text:style-name="T8">&lt;string&gt;</text:span><text:span text:style-name="T10">FMWK</text:span><text:span text:style-name="T8">&lt;/string&gt;</text:span></text:p>
            <text:p text:style-name="P15"><text:span text:style-name="T8"><text:tab/></text:span><text:span text:style-name="T8">&lt;key&gt;CFBundleSignature&lt;/key&gt;</text:span></text:p>
            <text:p text:style-name="P15"><text:span text:style-name="T8"><text:tab/></text:span><text:span text:style-name="T8">&lt;string&gt;????&lt;/string&gt;</text:span></text:p>
            <text:p text:style-name="P16"><text:span text:style-name="T8"><text:tab/></text:span><text:span text:style-name="T8">&lt;key&gt;</text:span><text:span text:style-name="T9">CFBundleVersion</text:span><text:span text:style-name="T8">&lt;/key&gt;</text:span></text:p>
            <text:p text:style-name="P16"><text:span text:style-name="T8"><text:tab/></text:span><text:span text:style-name="T8">&lt;string&gt;</text:span><text:span text:style-name="T9">2.2.3</text:span><text:span text:style-name="T8">&lt;/string&gt;</text:span></text:p>
            <text:p text:style-name="P15"><text:span text:style-name="T8">&lt;/dict&gt;</text:span></text:p>
            <text:p text:style-name="P15"><text:span text:style-name="T8">&lt;/plist&gt;</text:span></text:p>
          </draw:text-box>
        </draw:frame>
        <draw:frame draw:style-name="gr2" draw:text-style-name="P4" draw:layer="layout" svg:width="4.513cm" svg:height="4.513cm" svg:x="23.2cm" svg:y="0.2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Frameworks Reduce Compilation Time</text:span></text:p>
          </draw:text-box>
        </draw:frame>
        <draw:frame draw:style-name="gr2" draw:text-style-name="P4" draw:layer="layout" svg:width="4.513cm" svg:height="4.513cm" svg:x="23cm" svg:y="0.2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4.293cm" svg:x="1.008cm" svg:y="7.225cm" presentation:class="title" presentation:user-transformed="true">
          <draw:text-box>
            <text:p><text:span text:style-name="T1">CocoaPods Makes you Care about Versioning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4" draw:layer="layout" svg:width="4.513cm" svg:height="4.513cm" svg:x="8.287cm" svg:y="2.687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You</text:span></text:p>
          </draw:text-box>
        </draw:frame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End Users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Library Dependencies and Lin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4" draw:layer="layout" svg:width="25cm" svg:height="7.74cm" svg:x="1.7cm" svg:y="8.9cm">
          <draw:image xlink:href="../images/linker-conflict/1-DuplicateSymbol.png" xlink:type="simple" xlink:show="embed" xlink:actuate="onLoad">
            <text:p/>
          </draw:image>
        </draw:frame>
        <draw:frame draw:style-name="gr2" draw:text-style-name="P4" draw:layer="layout" svg:width="4.513cm" svg:height="4.513cm" svg:x="23cm" svg:y="0.287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4" draw:layer="layout" svg:width="4.513cm" svg:height="4.513cm" svg:x="19.3cm" svg:y="2.7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4.887cm" svg:y="7.513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9.2cm" svg:y="11.687cm">
          <draw:image xlink:href="../images/icons/StaticLib.png" xlink:type="simple" xlink:show="embed" xlink:actuate="onLoad">
            <text:p/>
          </draw:image>
        </draw:frame>
        <draw:custom-shape draw:style-name="gr8" draw:text-style-name="P4" draw:layer="layout" svg:width="9cm" svg:height="1.4cm" draw:transform="rotate (0.439124839801773) translate (10.1cm 8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9cm" svg:height="1.4cm" draw:transform="rotate (-0.431096325242599) translate (10.674cm 9.4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0cm" svg:y1="0cm" svg:x2="28cm" svg:y2="21cm">
          <text:p/>
        </draw:line>
        <draw:line draw:style-name="gr12" draw:text-style-name="P4" draw:layer="layout" svg:x1="0cm" svg:y1="21cm" svg:x2="28cm" svg:y2="0cm">
          <text:p/>
        </draw:lin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" draw:text-style-name="P2" draw:layer="layout" svg:width="25.199cm" svg:height="4.293cm" svg:x="0.91cm" svg:y="9.269cm" presentation:class="title" presentation:user-transformed="true">
          <draw:text-box>
            <text:p><text:span text:style-name="T1">Never Link Libraries into Other Libraries</text:span></text:p>
          </draw:text-box>
        </draw:frame>
        <draw:frame draw:style-name="gr2" draw:text-style-name="P4" draw:layer="layout" svg:width="4.513cm" svg:height="4.513cm" svg:x="23.001cm" svg:y="0.288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8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2" draw:layer="layout" svg:width="25.199cm" svg:height="3.506cm" svg:x="1cm" svg:y="9.694cm" presentation:class="title" presentation:user-transformed="true">
          <draw:text-box>
            <text:p><text:span text:style-name="T1">Same Approach for Unit Tests</text:span></text:p>
          </draw:text-box>
        </draw:frame>
        <draw:frame draw:style-name="gr2" draw:text-style-name="P4" draw:layer="layout" svg:width="4.513cm" svg:height="4.513cm" svg:x="23.001cm" svg:y="0.6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2" draw:text-style-name="P4" draw:layer="layout" svg:width="26.89cm" svg:height="20.5cm" svg:x="0.6cm" svg:y="0.3cm">
          <draw:image xlink:href="../images/framework/3-TestBundleDependenc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1" draw:text-style-name="P2" draw:layer="layout" svg:width="25.199cm" svg:height="4.293cm" svg:x="1.346cm" svg:y="8.238cm" presentation:class="title" presentation:user-transformed="true">
          <draw:text-box>
            <text:p><text:span text:style-name="T1">All Testable Code Should be in libraries</text:span></text:p>
          </draw:text-box>
        </draw:frame>
        <draw:frame draw:style-name="gr2" draw:text-style-name="P4" draw:layer="layout" svg:width="4.513cm" svg:height="4.513cm" svg:x="23.002cm" svg:y="0.602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Use Precompiled Headers</text:span></text:p>
          </draw:text-box>
        </draw:frame>
        <draw:frame draw:style-name="gr2" draw:text-style-name="P4" draw:layer="layout" svg:width="4.513cm" svg:height="4.513cm" svg:x="23cm" svg:y="0.6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13" draw:text-style-name="P17" draw:layer="layout" svg:width="27cm" svg:height="20.217cm" svg:x="0.4cm" svg:y="0.183cm">
          <draw:text-box>
            <text:p text:style-name="P11"><text:span text:style-name="T11">// Pure C headers go here</text:span></text:p>
            <text:p text:style-name="P11"><text:span text:style-name="T12">#include </text:span><text:span text:style-name="T13">&lt;math.h&gt;</text:span></text:p>
            <text:p text:style-name="P11"><text:span text:style-name="T14"/></text:p>
            <text:p text:style-name="P11"><text:span text:style-name="T12">#ifdef __cplusplus</text:span></text:p>
            <text:p text:style-name="P11"><text:span text:style-name="T14"><text:s text:c="4"/></text:span><text:span text:style-name="T11">// Pure C++ headers go here</text:span></text:p>
            <text:p text:style-name="P11"><text:span text:style-name="T12"><text:s text:c="4"/></text:span><text:span text:style-name="T12">#include </text:span><text:span text:style-name="T13">&lt;vector&gt;</text:span></text:p>
            <text:p text:style-name="P11"><text:span text:style-name="T12">#endif</text:span></text:p>
            <text:p text:style-name="P11"><text:span text:style-name="T14"/></text:p>
            <text:p text:style-name="P11"><text:span text:style-name="T12">#ifdef __OBJC__</text:span></text:p>
            <text:p text:style-name="P11"><text:span text:style-name="T12"><text:s text:c="4"/></text:span><text:span text:style-name="T11">// Objective-C headers go here</text:span></text:p>
            <text:p text:style-name="P11"><text:span text:style-name="T12"><text:s text:c="4"/></text:span><text:span text:style-name="T12">#import </text:span><text:span text:style-name="T13">&lt;Foundation/Foundation.h&gt;</text:span></text:p>
            <text:p text:style-name="P11"><text:span text:style-name="T14"/></text:p>
            <text:p text:style-name="P11"><text:span text:style-name="T12"><text:s text:c="4"/></text:span><text:span text:style-name="T12">#ifdef __cplusplus</text:span></text:p>
            <text:p text:style-name="P11"><text:span text:style-name="T12"><text:s text:c="8"/></text:span><text:span text:style-name="T12">#import </text:span><text:span text:style-name="T13">"MyObjectiveCppClass.h"</text:span></text:p>
            <text:p text:style-name="P11"><text:span text:style-name="T12"><text:s text:c="4"/></text:span><text:span text:style-name="T12">#endif</text:span></text:p>
            <text:p text:style-name="P11"><text:span text:style-name="T12">#end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1" draw:text-style-name="P2" draw:layer="layout" svg:width="25.199cm" svg:height="3.506cm" svg:x="1.008cm" svg:y="7.617cm" presentation:class="title" presentation:user-transformed="true">
          <draw:text-box>
            <text:p><text:span text:style-name="T1">But I do not Need C++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9">
        <draw:frame draw:style-name="gr14" draw:text-style-name="P18" draw:layer="layout" svg:width="25.415cm" svg:height="4.505cm" svg:x="1cm" svg:y="9.8cm">
          <draw:text-box>
            <text:p text:style-name="P11"><text:span text:style-name="T15">NSDictionary</text:span><text:span text:style-name="T16">* errorMessages;</text:span></text:p>
            <text:p><text:span text:style-name="T15">NSLog</text:span><text:span text:style-name="T16">( </text:span><text:span text:style-name="T17">@"%@"</text:span><text:span text:style-name="T16">, errorMessages[ </text:span><text:span text:style-name="T18">@(</text:span><text:span text:style-name="T16"> errorCode </text:span><text:span text:style-name="T18">)</text:span><text:span text:style-name="T16"> ] <text:s/>);</text:span></text:p>
            <text:p text:style-name="P11"><text:span text:style-name="T16"/></text:p>
          </draw:text-box>
        </draw:frame>
        <draw:frame presentation:style-name="pr1" draw:layer="layout" svg:width="25.199cm" svg:height="3.506cm" svg:x="1.4cm" svg:y="0.837cm" presentation:class="title">
          <draw:text-box>
            <text:p>Print Message for Low Level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9">
        <draw:frame draw:style-name="gr14" draw:text-style-name="P18" draw:layer="layout" svg:width="25.415cm" svg:height="4.505cm" svg:x="1.385cm" svg:y="8.295cm">
          <draw:text-box>
            <text:p text:style-name="P11"><text:span text:style-name="T15">std</text:span><text:span text:style-name="T16">::</text:span><text:span text:style-name="T15">map</text:span><text:span text:style-name="T16">&lt; </text:span><text:span text:style-name="T15">NSInteger</text:span><text:span text:style-name="T16">, </text:span><text:span text:style-name="T15">NSString</text:span><text:span text:style-name="T16">* &gt; errorMessages;</text:span></text:p>
            <text:p><text:span text:style-name="T15">NSLog</text:span><text:span text:style-name="T16">( </text:span><text:span text:style-name="T17">@"%@"</text:span><text:span text:style-name="T16">, errorMessages[ errorCode ] );</text:span></text:p>
            <text:p text:style-name="P11"><text:span text:style-name="T16"/></text:p>
          </draw:text-box>
        </draw:frame>
        <draw:frame presentation:style-name="pr1" draw:layer="layout" svg:width="25.199cm" svg:height="3.506cm" svg:x="1.4cm" svg:y="0.837cm" presentation:class="title">
          <draw:text-box>
            <text:p>C++ <text:s text:c="3"/>===&gt; <text:s text:c="3"/>No Box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Scoped Gu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11" draw:text-style-name="P18" draw:layer="layout" svg:width="27.2cm" svg:height="20.4cm" svg:x="0.4cm" svg:y="0.2cm">
          <draw:text-box>
            <text:p text:style-name="P11"><text:span text:style-name="T19">void</text:span><text:span text:style-name="T20"> bad(</text:span><text:span text:style-name="T19">const</text:span><text:span text:style-name="T20"> </text:span><text:span text:style-name="T19">char</text:span><text:span text:style-name="T20">* p)</text:span></text:p>
            <text:p text:style-name="P11"><text:span text:style-name="T20">{</text:span></text:p>
            <text:p text:style-name="P11"><text:span text:style-name="T20"><text:s text:c="4"/></text:span><text:span text:style-name="T21">FILE</text:span><text:span text:style-name="T20">* fh = </text:span><text:span text:style-name="T21">fopen</text:span><text:span text:style-name="T20">(p,</text:span><text:span text:style-name="T22">"r"</text:span><text:span text:style-name="T20">); </text:span><text:span text:style-name="T23">// acquire</text:span></text:p>
            <text:p text:style-name="P11"><text:span text:style-name="T20"><text:s text:c="4"/></text:span></text:p>
            <text:p text:style-name="P11"><text:span text:style-name="T20"><text:s text:c="4"/></text:span></text:p>
            <text:p text:style-name="P11"><text:span text:style-name="T20"><text:s text:c="4"/></text:span><text:span text:style-name="T23">// use f</text:span></text:p>
            <text:p text:style-name="P11"><text:span text:style-name="T20"><text:s text:c="4"/></text:span><text:span text:style-name="T19">if</text:span><text:span text:style-name="T20"> ( someCondition )</text:span></text:p>
            <text:p text:style-name="P11"><text:span text:style-name="T20"><text:s text:c="4"/></text:span><text:span text:style-name="T20">{</text:span></text:p>
            <text:p text:style-name="P11"><text:span text:style-name="T20"><text:s text:c="8"/></text:span><text:span text:style-name="T23">// Oops! File handle leaks</text:span></text:p>
            <text:p text:style-name="P11"><text:span text:style-name="T20"><text:s text:c="8"/></text:span><text:span text:style-name="T19">return</text:span><text:span text:style-name="T20">;</text:span></text:p>
            <text:p text:style-name="P11"><text:span text:style-name="T20"><text:s text:c="4"/></text:span><text:span text:style-name="T20">}</text:span></text:p>
            <text:p text:style-name="P11"><text:span text:style-name="T20"/></text:p>
            <text:p text:style-name="P11"><text:span text:style-name="T20"><text:s text:c="4"/></text:span><text:span text:style-name="T21">fclose</text:span><text:span text:style-name="T20">( fh ); </text:span><text:span text:style-name="T23">// release</text:span></text:p>
            <text:p text:style-name="P11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15" draw:text-style-name="P19" draw:layer="layout" svg:width="27.6cm" svg:height="20.8cm" svg:x="0.2cm" svg:y="0cm">
          <draw:text-box>
            <text:p text:style-name="P11"><text:span text:style-name="T24">void</text:span><text:span text:style-name="T25"> good(</text:span><text:span text:style-name="T24">const</text:span><text:span text:style-name="T25"> </text:span><text:span text:style-name="T24">char</text:span><text:span text:style-name="T25">* p)</text:span></text:p>
            <text:p text:style-name="P11"><text:span text:style-name="T25">{</text:span></text:p>
            <text:p text:style-name="P11"><text:span text:style-name="T25"><text:s text:c="4"/></text:span><text:span text:style-name="T26">FILE</text:span><text:span text:style-name="T25">* fh = </text:span><text:span text:style-name="T26">fopen</text:span><text:span text:style-name="T25">(p,</text:span><text:span text:style-name="T27">"r"</text:span><text:span text:style-name="T25">); </text:span><text:span text:style-name="T28">// acquire</text:span></text:p>
            <text:p text:style-name="P11"><text:span text:style-name="T25"><text:s text:c="4"/></text:span></text:p>
            <text:p text:style-name="P11"><text:span text:style-name="T25"><text:s text:c="4"/></text:span><text:span text:style-name="T28">// the block to perform cleanup actions</text:span></text:p>
            <text:p text:style-name="P11"><text:span text:style-name="T25"><text:s text:c="4"/></text:span><text:span text:style-name="T25">GuardCallbackBlock releaseBlock_ = ^</text:span><text:span text:style-name="T24">void</text:span><text:span text:style-name="T25">( </text:span><text:span text:style-name="T24">void</text:span><text:span text:style-name="T25"> )</text:span></text:p>
            <text:p text:style-name="P11"><text:span text:style-name="T25"><text:s text:c="4"/></text:span><text:span text:style-name="T25">{</text:span></text:p>
            <text:p text:style-name="P11"><text:span text:style-name="T25"><text:s text:c="8"/></text:span><text:span text:style-name="T25">fclose( fh );</text:span></text:p>
            <text:p text:style-name="P11"><text:span text:style-name="T25"><text:s text:c="4"/></text:span><text:span text:style-name="T25">};</text:span></text:p>
            <text:p text:style-name="P11"><text:span text:style-name="T25"><text:s text:c="4"/></text:span></text:p>
            <text:p text:style-name="P11"><text:span text:style-name="T25"><text:s text:c="4"/></text:span><text:span text:style-name="T28">// creating a guard</text:span></text:p>
            <text:p text:style-name="P11"><text:span text:style-name="T25"><text:s text:c="4"/></text:span><text:span text:style-name="T25">ObjcScopedGuard guard( releaseBlock_ );</text:span></text:p>
            <text:p text:style-name="P11"><text:span text:style-name="T29"><text:s text:c="4"/></text:span></text:p>
            <text:p text:style-name="P11"><text:span text:style-name="T25"><text:s text:c="4"/></text:span><text:span text:style-name="T24">if</text:span><text:span text:style-name="T25"> ( someCondition )</text:span></text:p>
            <text:p text:style-name="P11"><text:span text:style-name="T25"><text:s text:c="4"/></text:span><text:span text:style-name="T25">{</text:span></text:p>
            <text:p text:style-name="P11"><text:span text:style-name="T25"><text:s text:c="8"/></text:span><text:span text:style-name="T28">// Now the scoped guard will release the resource</text:span></text:p>
            <text:p text:style-name="P11"><text:span text:style-name="T25"><text:s text:c="8"/></text:span><text:span text:style-name="T24">return</text:span><text:span text:style-name="T25">;</text:span></text:p>
            <text:p text:style-name="P11"><text:span text:style-name="T25"><text:s text:c="4"/></text:span><text:span text:style-name="T25">}</text:span></text:p>
            <text:p text:style-name="P11"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2" draw:layer="layout" svg:width="25.199cm" svg:height="4.293cm" svg:x="1.01cm" svg:y="7.224cm" presentation:class="title" presentation:user-transformed="true">
          <draw:text-box>
            <text:p><text:span text:style-name="T1">Exception-Safe Resource</text:span><text:span text:style-name="T1"><text:line-break/></text:span><text:span text:style-name="T1">De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4" draw:text-style-name="P2" draw:layer="layout" svg:width="22.498cm" svg:height="4.338cm" svg:x="2.6cm" svg:y="5.8cm">
          <draw:text-box>
            <text:p text:style-name="P11"><text:span text:style-name="T30">malloc()</text:span></text:p>
          </draw:text-box>
        </draw:frame>
        <draw:frame presentation:style-name="pr4" draw:text-style-name="P2" draw:layer="layout" svg:width="27cm" svg:height="4.338cm" svg:x="0.6cm" svg:y="15.938cm">
          <draw:text-box>
            <text:p text:style-name="P11"><text:span text:style-name="T1">std::</text:span><text:span text:style-name="T31">vector</text:span><text:span text:style-name="T1">&lt;</text:span><text:span text:style-name="T32">unsigned char</text:span><text:span text:style-name="T1">&gt;</text:span></text:p>
          </draw:text-box>
        </draw:frame>
        <draw:line draw:style-name="gr10" draw:text-style-name="P4" draw:layer="layout" svg:x1="13.6cm" svg:y1="8.938cm" svg:x2="8.6cm" svg:y2="17.138cm">
          <text:p/>
        </draw:line>
        <draw:frame presentation:style-name="pr1" draw:text-style-name="P2" draw:layer="layout" svg:width="25.199cm" svg:height="4.293cm" svg:x="1.001cm" svg:y="0.307cm" presentation:class="title" presentation:user-transformed="true">
          <draw:text-box>
            <text:p><text:span text:style-name="T1">Vector as a Scoped Guard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draw:frame presentation:style-name="pr1" draw:text-style-name="P2" draw:layer="layout" svg:width="25.199cm" svg:height="3.506cm" svg:x="1.008cm" svg:y="7.618cm" presentation:class="title" presentation:user-transformed="true">
          <draw:text-box>
            <text:p><text:span text:style-name="T1">Let's Rec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8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draw:style-name="gr7" draw:text-style-name="P12" draw:layer="layout" svg:width="26.537cm" svg:height="2.14cm" svg:x="0.8cm" svg:y="7.8cm">
          <draw:text-box>
            <text:p text:style-name="P20"><text:span text:style-name="T6">#import </text:span><text:span text:style-name="T7">&lt;AFNetworking/AFNetworking.h&gt;</text:span></text:p>
          </draw:text-box>
        </draw:frame>
        <draw:frame presentation:style-name="pr1" draw:layer="layout" svg:width="25.199cm" svg:height="3.506cm" svg:x="1.2cm" svg:y="10.094cm" presentation:class="title" presentation:user-transformed="true">
          <draw:text-box>
            <text:p text:style-name="P10">For Public Headers</text:p>
          </draw:text-box>
        </draw:frame>
        <draw:frame draw:style-name="gr2" draw:text-style-name="P4" draw:layer="layout" svg:width="4.513cm" svg:height="4.513cm" svg:x="23.0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508cm" svg:y="1.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3.316cm" svg:y="5.106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5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5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3-27T22:52:17.375986000</dc:date>
    <meta:editing-duration>PT12H4M17S</meta:editing-duration>
    <meta:editing-cycles>196</meta:editing-cycles>
    <meta:generator>LibreOffice/4.1.1.2$MacOSX_x86 LibreOffice_project/7e4286b58adc75a14f6d83f53a03b6c11fa2903</meta:generator>
    <meta:document-statistic meta:object-count="310"/>
  </office:meta>
</office:document-meta>
</file>